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6.2" svg:font-family="SUN6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07.89pt"/>
    </style:style>
    <style:style style:name="co3" style:family="table-column">
      <style:table-column-properties fo:break-before="auto" style:column-width="32.71pt"/>
    </style:style>
    <style:style style:name="co4" style:family="table-column">
      <style:table-column-properties fo:break-before="auto" style:column-width="292.3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SUN6.2" fo:font-size="22pt" style:font-size-asian="22pt" style:font-size-complex="22pt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ranslatordictionary 6. 2 pub 4_11_2019(xref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/>
          <table:table-cell office:value-type="string" calcext:value-type="string">
            <text:p>other:next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example_pattern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/>
          <table:table-cell office:value-type="string" calcext:value-type="string">
            <text:p>insult:blasphemy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047</text:p>
          </table:table-cell>
          <table:table-cell/>
          <table:table-cell office:value-type="string" calcext:value-type="string">
            <text:p>sigh:breathe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:breath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/>
          <table:table-cell office:value-type="string" calcext:value-type="string">
            <text:p>Simon_Pete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:perfect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/>
          <table:table-cell office:value-type="string" calcext:value-type="string">
            <text:p>lawful:law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/>
          <table:table-cell office:value-type="string" calcext:value-type="string">
            <text:p>revile:accuse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: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/>
          <table:table-cell office:value-type="string" calcext:value-type="string">
            <text:p>kill:destroy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/>
          <table:table-cell office:value-type="string" calcext:value-type="string">
            <text:p>worship:exalt:praise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  <table:table-cell office:value-type="string" calcext:value-type="string">
            <text:p>Apelles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string" calcext:value-type="string">
            <text:p>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/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:travel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/>
          <table:table-cell office:value-type="string" calcext:value-type="string">
            <text:p>amazed:amazing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/>
          <table:table-cell office:value-type="string" calcext:value-type="string">
            <text:p>stern_words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/>
          <table:table-cell office:value-type="string" calcext:value-type="string">
            <text:p>blaspheme:blasphemy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/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/>
          <table:table-cell office:value-type="string" calcext:value-type="string">
            <text:p>Jude:Juda:Judas:Judas_not_Iscariot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lord:master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unrighteousness:sin:sinful:unrighteous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:want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king:master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/>
          <table:table-cell office:value-type="string" calcext:value-type="string">
            <text:p>lead:leader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crown:king:lord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/>
          <table:table-cell office:value-type="string" calcext:value-type="string">
            <text:p>other:another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another:next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/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248</text:p>
          </table:table-cell>
          <table:table-cell/>
          <table:table-cell office:value-type="string" calcext:value-type="string">
            <text:p>pure:clean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/>
          <table:table-cell office:value-type="string" calcext:value-type="string">
            <text:p>boast:pride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:perfect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/>
          <table:table-cell office:value-type="string" calcext:value-type="string">
            <text:p>disobedience:disobey:rebellion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/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/>
          <table:table-cell office:value-type="string" calcext:value-type="string">
            <text:p>accuse:criticize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crown:king:lord:maste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/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:breathe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office:value-type="string" calcext:value-type="string">
            <text:p>Jezebel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/>
          <table:table-cell office:value-type="string" calcext:value-type="string">
            <text:p>Sopater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/>
          <table:table-cell office:value-type="string" calcext:value-type="string">
            <text:p>harsh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/>
          <table:table-cell office:value-type="string" calcext:value-type="string">
            <text:p>suffering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unrighteousness:lawlessness:sin:sinful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/>
          <table:table-cell office:value-type="string" calcext:value-type="string">
            <text:p>lawlessness:sin:sinful:unrighteous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/>
          <table:table-cell office:value-type="string" calcext:value-type="string">
            <text:p>desire:like:wan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  <table:table-row table:style-name="ro1" table:number-rows-repeated="10470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6.2" svg:font-family="SUN6.2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08:35:43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4-22T08:36:36.345000000</dc:date>
    <meta:editing-duration>PT52S</meta:editing-duration>
    <meta:editing-cycles>1</meta:editing-cycles>
    <meta:document-statistic meta:table-count="1" meta:cell-count="6392" meta:object-count="0"/>
  </office:meta>
</office:document-meta>
</file>